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officeooo:rsid="000d4fe2" officeooo:paragraph-rsid="000d4fe2"/>
    </style:style>
    <style:style style:name="P7" style:family="paragraph" style:parent-style-name="Heading_20_2">
      <style:text-properties officeooo:rsid="000d4fe2" officeooo:paragraph-rsid="000d4fe2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Standard">
      <style:text-properties fo:font-size="10pt" officeooo:rsid="000d4fe2" officeooo:paragraph-rsid="000d4fe2" style:font-size-asian="8.75pt" style:font-size-complex="10pt"/>
    </style:style>
    <style:style style:name="P10" style:family="paragraph" style:parent-style-name="Standard">
      <style:text-properties officeooo:paragraph-rsid="000d4fe2"/>
    </style:style>
    <style:style style:name="P11" style:family="paragraph" style:parent-style-name="Text_20_body">
      <style:text-properties officeooo:rsid="000d4fe2" officeooo:paragraph-rsid="000d4fe2"/>
    </style:style>
    <style:style style:name="P12" style:family="paragraph" style:parent-style-name="Text_20_body" style:list-style-name="WW8Num7">
      <style:text-properties officeooo:rsid="000d4fe2" officeooo:paragraph-rsid="000d4fe2"/>
    </style:style>
    <style:style style:name="P13" style:family="paragraph" style:parent-style-name="Text_20_body">
      <style:text-properties style:use-window-font-color="true" loext:opacity="0%" style:font-name="Times New Roman" fo:font-size="10pt" fo:language="en" fo:country="US" officeooo:rsid="000d4fe2" officeooo:paragraph-rsid="000d4fe2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d4fe2" style:font-size-asian="10pt" style:font-size-complex="10pt"/>
    </style:style>
    <style:style style:name="T4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5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0pt" fo:language="en" fo:country="US" fo:font-weight="bold" officeooo:rsid="000d4fe2" style:font-name-asian="Times New Roman" style:font-size-asian="10pt" style:font-weight-asian="bold" style:font-name-complex="Arial" style:font-size-complex="10pt" style:language-complex="ar" style:country-complex="SA"/>
    </style:style>
    <style:style style:name="T7" style:family="text">
      <style:text-properties officeooo:rsid="000d4f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4">Sistema de propostas de aluguel</text:span><text:line-break/>Use-Case: &lt;use-case name&gt;</text:h>
      <text:list xml:id="list2654526920" text:style-name="Outline">
        <text:list-item>
          <text:h text:style-name="Heading_20_1" text:outline-level="1">Brief Description</text:h>
        </text:list-item>
      </text:list>
      <text:p text:style-name="P13">Momento quando o usuário do sistema efetuará a sua autenticação.</text:p>
      <text:list xml:id="list212051753355037" text:continue-numbering="true" text:style-name="Outline">
        <text:list-item>
          <text:h text:style-name="Heading_20_1" text:outline-level="1">Actor Brief Descriptions</text:h>
          <text:list>
            <text:list-item>
              <text:h text:style-name="P7" text:outline-level="2"><text:span text:style-name="T5">Proprietário</text:span></text:h>
            </text:list-item>
            <text:list-item>
              <text:h text:style-name="P7" text:outline-level="2"><text:span text:style-name="T5">Locatário</text:span></text:h>
            </text:list-item>
          </text:list>
        </text:list-item>
      </text:list>
      <text:p text:style-name="P10"><text:span text:style-name="T6"/></text:p>
      <text:list xml:id="list212050956425814" text:continue-numbering="true" text:style-name="Outline">
        <text:list-item>
          <text:h text:style-name="Heading_20_1" text:outline-level="1">Preconditions</text:h>
        </text:list-item>
      </text:list>
      <text:p text:style-name="P13">O usuário tem conexão estável com a internet.</text:p>
      <text:list xml:id="list212049926913212" text:continue-numbering="true" text:style-name="Outline">
        <text:list-item>
          <text:h text:style-name="Heading_20_1" text:outline-level="1">Basic Flow of Events</text:h>
        </text:list-item>
      </text:list>
      <text:list xml:id="list2161177115" text:style-name="WW8Num7">
        <text:list-item>
          <text:p text:style-name="P12">O usuário acessa a tela de login da aplicação</text:p>
        </text:list-item>
        <text:list-item>
          <text:p text:style-name="P12">O usuário insere os seus dados de autenticação(e-mail e senha).</text:p>
        </text:list-item>
        <text:list-item>
          <text:p text:style-name="P12">O usuário clica no botão para logar</text:p>
        </text:list-item>
        <text:list-item>
          <text:p text:style-name="P12">O usuário recebe resposta do sistema</text:p>
        </text:list-item>
      </text:list>
      <text:list xml:id="list212050957362771" text:continue-list="list212049926913212" text:style-name="Outline">
        <text:list-item>
          <text:h text:style-name="Heading_20_1" text:outline-level="1">Alternative Flows</text:h>
          <text:list>
            <text:list-item>
              <text:h text:style-name="P6" text:outline-level="2">Senha ou E-mail errados</text:h>
            </text:list-item>
          </text:list>
        </text:list-item>
      </text:list>
      <text:p text:style-name="P10"><text:tab/><text:span text:style-name="T3">Nesse caso o usuário receberá uma mensagem de erro alertando que suas credenciais estão inválidas.</text:span></text:p>
      <text:list xml:id="list212050224905141" text:continue-numbering="true" text:style-name="Outline">
        <text:list-item>
          <text:h text:style-name="Heading_20_1" text:outline-level="1">Subflows </text:h>
        </text:list-item>
        <text:list-item>
          <text:h text:style-name="Heading_20_1" text:outline-level="1">Key Scenarios</text:h>
          <text:list>
            <text:list-item>
              <text:h text:style-name="P6" text:outline-level="2">O usuário é autenticado com sucesso</text:h>
            </text:list-item>
          </text:list>
        </text:list-item>
      </text:list>
      <text:p text:style-name="P9"><text:tab/>Nesse caso o usuário é redirecionado para a parte de locatário ou para a parte de proprietário de acordo com tipo de sua conta.</text:p>
      <text:list xml:id="list212051654524048" text:continue-numbering="true" text:style-name="Outline">
        <text:list-item>
          <text:h text:style-name="Heading_20_1" text:outline-level="1">Post-conditions</text:h>
          <text:list>
            <text:list-item>
              <text:h text:style-name="Heading_20_2" text:outline-level="2">&lt;post-condition 1&gt;</text:h>
            </text:list-item>
          </text:list>
        </text:list-item>
        <text:list-item>
          <text:h text:style-name="Heading_20_1" text:outline-level="1">Special Requirements</text:h>
        </text:list-item>
      </text:list>
      <text:p text:style-name="P11">Nenhum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4fe2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Login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6T17:54:20.452176000</dc:date>
    <meta:editing-cycles>4</meta:editing-cycles>
    <meta:editing-duration>PT11M4S</meta:editing-duration>
    <meta:generator>LibreOffice/7.1.2.2$Linux_X86_64 LibreOffice_project/10$Build-2</meta:generator>
    <meta:document-statistic meta:table-count="2" meta:image-count="0" meta:object-count="0" meta:page-count="1" meta:paragraph-count="27" meta:word-count="160" meta:character-count="940" meta:non-whitespace-character-count="822"/>
  </office:meta>
</office:document-meta>
</file>